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row table:style-name="ro1">
          <table:table-cell office:value-type="string">
            <text:p>rol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ol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competenc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ole_id</text:p>
          </table:table-cell>
          <table:table-cell office:value-type="string">
            <text:p>Integer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mpetenc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register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office:value-type="string">
            <text:p>Integer(32)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(128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s_availab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f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egre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gre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issertation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6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uploade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itl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le</text:p>
          </table:table-cell>
          <table:table-cell office:value-type="string">
            <text:p>String(64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uthor</text:p>
          </table:table-cell>
          <table:table-cell office:value-type="string">
            <text:p>String(64)</text:p>
          </table:table-cell>
          <table:table-cell table:number-columns-repeated="6"/>
        </table:table-row>
        <table:table-row table:style-name="ro1">
          <table:table-cell office:value-type="string">
            <text:p>pub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>
            <text:p>uploa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person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egister_id</text:p>
          </table:table-cell>
          <table:table-cell office:value-type="string">
            <text:p>Integer(32)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32)</text:p>
          </table:table-cell>
          <table:table-cell table:number-columns-repeated="6"/>
        </table:table-row>
        <table:table-row table:style-name="ro1">
          <table:table-cell office:value-type="string">
            <text:p>d_card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troduc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degree_id</text:p>
          </table:table-cell>
          <table:table-cell office:value-type="string">
            <text:p>String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ole_id</text:p>
          </table:table-cell>
          <table:table-cell office:value-type="string">
            <text:p>String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_ma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t</text:p>
          </table:table-cell>
        </table:table-row>
        <table:table-row table:style-name="ro1">
          <table:table-cell office:value-type="string">
            <text:p>birthday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>
            <text:p>regis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login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evic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ab_id</text:p>
          </table:table-cell>
          <table:table-cell office:value-type="string">
            <text:p>Integer(128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rice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s_availab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t</text:p>
          </table:table-cell>
        </table:table-row>
        <table:table-row table:style-name="ro1">
          <table:table-cell office:value-type="string">
            <text:p>stock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lab 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storeman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evice_number</text:p>
          </table:table-cell>
          <table:table-cell office:value-type="string">
            <text:p>Integer(4)</text:p>
          </table:table-cell>
          <table:table-cell table:number-columns-repeated="6"/>
        </table:table-row>
        <table:table-row table:style-name="ro1">
          <table:table-cell office:value-type="string">
            <text:p>address</text:p>
          </table:table-cell>
          <table:table-cell office:value-type="string">
            <text:p>String(128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storeman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3" office:value-type="string">
            <text:p>y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team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leader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project 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s_classified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classified_projec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budget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normal_projec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budget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member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is_team_leader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false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work_shee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o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owne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work_detail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deadlin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work_status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work_sheet_id</text:p>
          </table:table-cell>
          <table:table-cell office:value-type="string">
            <text:p>Integer(128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string">
            <text:p>Integer(4)</text:p>
          </table:table-cell>
          <table:table-cell table:number-columns-repeated="6"/>
        </table:table-row>
        <table:table-row table:style-name="ro1">
          <table:table-cell office:value-type="string">
            <text:p>report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</table:table>
      <table:table table:name="工作表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1">2010／05／01</text:date>, <text:time>02:51:4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o Christ</meta:initial-creator>
    <meta:creation-date>2010-04-30T21:25:20</meta:creation-date>
    <dc:date>2010-05-01T02:51:42</dc:date>
    <dc:creator>Leo Christ</dc:creator>
    <meta:editing-duration>PT05H11M12S</meta:editing-duration>
    <meta:editing-cycles>23</meta:editing-cycles>
    <meta:generator>OpenOffice.org/3.1$Linux OpenOffice.org_project/310m19$Build-9420</meta:generator>
    <meta:document-statistic meta:table-count="3" meta:cell-count="414" meta:object-count="0"/>
  </office:meta>
</office:document-meta>
</file>